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QueryStrings" style:family="table">
      <style:table-properties style:width="15.498cm" fo:margin-left="1.931cm" table:align="left"/>
    </style:style>
    <style:style style:name="QueryStrings.A" style:family="table-column">
      <style:table-column-properties style:column-width="5.008cm"/>
    </style:style>
    <style:style style:name="QueryStrings.B" style:family="table-column">
      <style:table-column-properties style:column-width="2.099cm"/>
    </style:style>
    <style:style style:name="QueryStrings.C" style:family="table-column">
      <style:table-column-properties style:column-width="5.895cm"/>
    </style:style>
    <style:style style:name="QueryStrings.D" style:family="table-column">
      <style:table-column-properties style:column-width="2.496cm"/>
    </style:style>
    <style:style style:name="QueryStrings.A1" style:family="table-cell">
      <style:table-cell-properties fo:padding="0cm" fo:border="none" style:writing-mode="page"/>
    </style:style>
    <style:style style:name="QueryStrings.2" style:family="table-row">
      <style:table-row-properties style:min-row-height="1.917cm"/>
    </style:style>
    <style:style style:name="P1" style:family="paragraph" style:parent-style-name="Standard">
      <style:text-properties officeooo:rsid="00164ea5" officeooo:paragraph-rsid="00164ea5"/>
    </style:style>
    <style:style style:name="P2" style:family="paragraph" style:parent-style-name="Standard">
      <style:text-properties fo:font-weight="bold" officeooo:rsid="00164ea5" officeooo:paragraph-rsid="00164ea5" style:font-weight-asian="bold" style:font-weight-complex="bold"/>
    </style:style>
    <style:style style:name="P3" style:family="paragraph" style:parent-style-name="Standard">
      <style:text-properties fo:font-weight="normal" officeooo:rsid="00164ea5" officeooo:paragraph-rsid="00164ea5" style:font-weight-asian="normal" style:font-weight-complex="normal"/>
    </style:style>
    <style:style style:name="P4" style:family="paragraph" style:parent-style-name="Table_20_Contents">
      <style:text-properties officeooo:rsid="001d4bf0" officeooo:paragraph-rsid="001d4bf0"/>
    </style:style>
    <style:style style:name="P5" style:family="paragraph" style:parent-style-name="Table_20_Contents">
      <style:text-properties fo:font-weight="bold" officeooo:rsid="001be727" officeooo:paragraph-rsid="001be72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5c3" officeooo:paragraph-rsid="00274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 style:list-style-name="L1">
      <style:text-properties officeooo:paragraph-rsid="00164ea5"/>
    </style:style>
    <style:style style:name="P8" style:family="paragraph" style:parent-style-name="Standard" style:list-style-name="L1">
      <style:text-properties fo:font-weight="normal" officeooo:rsid="00164ea5" officeooo:paragraph-rsid="00164ea5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64ea5" officeooo:paragraph-rsid="00164ea5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164ea5" officeooo:paragraph-rsid="00164ea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771a1" officeooo:paragraph-rsid="001771a1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771a1" officeooo:paragraph-rsid="001be727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771a1" officeooo:paragraph-rsid="001771a1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771a1" officeooo:paragraph-rsid="00363521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771a1" officeooo:paragraph-rsid="001771a1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961b7" officeooo:paragraph-rsid="001961b7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9fef3" officeooo:paragraph-rsid="0019fef3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7dd9d" officeooo:paragraph-rsid="0017dd9d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7dd9d" officeooo:paragraph-rsid="0017dd9d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82e56" officeooo:paragraph-rsid="00282e56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282e56" officeooo:paragraph-rsid="00283d62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282e56" officeooo:paragraph-rsid="00294717" style:font-weight-asian="normal" style:font-weight-complex="normal"/>
    </style:style>
    <style:style style:name="P23" style:family="paragraph" style:parent-style-name="Standard">
      <style:text-properties fo:font-weight="normal" officeooo:rsid="00282e56" officeooo:paragraph-rsid="00282e56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83d62" officeooo:paragraph-rsid="00283d62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283d62" officeooo:paragraph-rsid="00328392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1a92fd" officeooo:paragraph-rsid="001a92fd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1a92fd" officeooo:paragraph-rsid="002a6da8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465d08" officeooo:paragraph-rsid="00465d08" style:font-weight-asian="normal" style:font-weight-complex="normal"/>
    </style:style>
    <style:style style:name="P29" style:family="paragraph" style:parent-style-name="Standard" style:list-style-name="L1">
      <style:text-properties fo:font-weight="bold" officeooo:rsid="0037ad0b" officeooo:paragraph-rsid="0037ad0b" style:font-weight-asian="bold" style:font-weight-complex="bold"/>
    </style:style>
    <style:style style:name="P30" style:family="paragraph" style:parent-style-name="Standard" style:list-style-name="L1">
      <style:text-properties fo:font-weight="bold" officeooo:rsid="003885a6" officeooo:paragraph-rsid="003885a6" style:font-weight-asian="bold" style:font-weight-complex="bold"/>
    </style:style>
    <style:style style:name="P31" style:family="paragraph" style:parent-style-name="Standard" style:list-style-name="L1">
      <style:text-properties fo:font-weight="bold" officeooo:rsid="003a1442" officeooo:paragraph-rsid="003a1442" style:font-weight-asian="bold" style:font-weight-complex="bold"/>
    </style:style>
    <style:style style:name="P32" style:family="paragraph" style:parent-style-name="Standard" style:list-style-name="L3">
      <style:text-properties fo:font-weight="bold" officeooo:rsid="00164ea5" officeooo:paragraph-rsid="00164ea5" style:font-weight-asian="bold" style:font-weight-complex="bold"/>
    </style:style>
    <style:style style:name="P33" style:family="paragraph" style:parent-style-name="Standard" style:list-style-name="L3">
      <style:text-properties fo:font-weight="bold" officeooo:rsid="001771a1" officeooo:paragraph-rsid="001771a1" style:font-weight-asian="bold" style:font-weight-complex="bold"/>
    </style:style>
    <style:style style:name="P34" style:family="paragraph" style:parent-style-name="Standard" style:list-style-name="L4">
      <style:text-properties fo:font-weight="bold" officeooo:rsid="001a92fd" officeooo:paragraph-rsid="001a92fd" style:font-weight-asian="bold" style:font-weight-complex="bold"/>
    </style:style>
    <style:style style:name="P35" style:family="paragraph" style:parent-style-name="Standard" style:list-style-name="L3">
      <style:text-properties officeooo:paragraph-rsid="00282e56"/>
    </style:style>
    <style:style style:name="P36" style:family="paragraph" style:parent-style-name="Standard" style:list-style-name="L3">
      <style:text-properties officeooo:paragraph-rsid="00283d62"/>
    </style:style>
    <style:style style:name="P37" style:family="paragraph" style:parent-style-name="Standard" style:list-style-name="L3">
      <style:text-properties officeooo:paragraph-rsid="002ee992"/>
    </style:style>
    <style:style style:name="P38" style:family="paragraph" style:parent-style-name="Standard" style:list-style-name="L3">
      <style:text-properties officeooo:paragraph-rsid="00294717"/>
    </style:style>
    <style:style style:name="T1" style:family="text">
      <style:text-properties officeooo:rsid="001771a1"/>
    </style:style>
    <style:style style:name="T2" style:family="text">
      <style:text-properties officeooo:rsid="0017dd9d"/>
    </style:style>
    <style:style style:name="T3" style:family="text">
      <style:text-properties officeooo:rsid="001961b7"/>
    </style:style>
    <style:style style:name="T4" style:family="text">
      <style:text-properties officeooo:rsid="0019fef3"/>
    </style:style>
    <style:style style:name="T5" style:family="text">
      <style:text-properties officeooo:rsid="001a92fd"/>
    </style:style>
    <style:style style:name="T6" style:family="text">
      <style:text-properties officeooo:rsid="001e9cdf"/>
    </style:style>
    <style:style style:name="T7" style:family="text">
      <style:text-properties officeooo:rsid="00274ca4"/>
    </style:style>
    <style:style style:name="T8" style:family="text">
      <style:text-properties officeooo:rsid="00283d62"/>
    </style:style>
    <style:style style:name="T9" style:family="text">
      <style:text-properties fo:font-weight="normal" officeooo:rsid="00282e56" style:font-weight-asian="normal" style:font-weight-complex="normal"/>
    </style:style>
    <style:style style:name="T10" style:family="text">
      <style:text-properties fo:font-weight="normal" officeooo:rsid="00283d62" style:font-weight-asian="normal" style:font-weight-complex="normal"/>
    </style:style>
    <style:style style:name="T11" style:family="text">
      <style:text-properties fo:font-weight="normal" officeooo:rsid="00294717" style:font-weight-asian="normal" style:font-weight-complex="normal"/>
    </style:style>
    <style:style style:name="T12" style:family="text">
      <style:text-properties fo:font-weight="normal" officeooo:rsid="002ee992" style:font-weight-asian="normal" style:font-weight-complex="normal"/>
    </style:style>
    <style:style style:name="T13" style:family="text">
      <style:text-properties fo:font-weight="normal" officeooo:rsid="00328392" style:font-weight-asian="normal" style:font-weight-complex="normal"/>
    </style:style>
    <style:style style:name="T14" style:family="text">
      <style:text-properties fo:font-weight="normal" officeooo:rsid="00164ea5" style:font-weight-asian="normal" style:font-weight-complex="normal"/>
    </style:style>
    <style:style style:name="T15" style:family="text">
      <style:text-properties fo:font-weight="normal" officeooo:rsid="003a1442" style:font-weight-asian="normal" style:font-weight-complex="normal"/>
    </style:style>
    <style:style style:name="T16" style:family="text">
      <style:text-properties fo:font-weight="normal" officeooo:rsid="001771a1" style:font-weight-asian="normal" style:font-weight-complex="normal"/>
    </style:style>
    <style:style style:name="T17" style:family="text">
      <style:text-properties officeooo:rsid="002a6da8"/>
    </style:style>
    <style:style style:name="T18" style:family="text">
      <style:text-properties officeooo:rsid="00341d20"/>
    </style:style>
    <style:style style:name="T19" style:family="text">
      <style:text-properties officeooo:rsid="0040bc0d"/>
    </style:style>
    <style:style style:name="T20" style:family="text">
      <style:text-properties officeooo:rsid="0049d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os API</text:p>
      <text:p text:style-name="P1"/>
      <text:p text:style-name="P2">GET</text:p>
      <text:list xml:id="list1997228057" text:style-name="L1">
        <text:list-item>
          <text:p text:style-name="P8">/<text:span text:style-name="T1">pedido</text:span></text:p>
          <text:list>
            <text:list-item>
              <text:p text:style-name="P11">Obtiene el listado completo de todos los pedidos</text:p>
            </text:list-item>
            <text:list-item>
              <text:p text:style-name="P11">ref RD3, <text:span text:style-name="T2">RF6, RI1</text:span></text:p>
            </text:list-item>
            <text:list-item>
              <text:p text:style-name="P29">Si no existen pedidos, devuelve 204 No Content</text:p>
            </text:list-item>
          </text:list>
        </text:list-item>
      </text:list>
      <table:table table:name="QueryStrings" table:style-name="QueryStrings">
        <table:table-column table:style-name="QueryStrings.A"/>
        <table:table-column table:style-name="QueryStrings.B"/>
        <table:table-column table:style-name="QueryStrings.C"/>
        <table:table-column table:style-name="QueryStrings.D"/>
        <table:table-row>
          <table:table-cell table:style-name="QueryStrings.A1" office:value-type="string">
            <text:p text:style-name="P5">Query string parameter</text:p>
          </table:table-cell>
          <table:table-cell table:style-name="QueryStrings.A1" office:value-type="string">
            <text:p text:style-name="P5">Required</text:p>
          </table:table-cell>
          <table:table-cell table:style-name="QueryStrings.A1" office:value-type="string">
            <text:p text:style-name="P5">Description</text:p>
          </table:table-cell>
          <table:table-cell table:style-name="QueryStrings.A1" office:value-type="string">
            <text:p text:style-name="P5">Type</text:p>
          </table:table-cell>
        </table:table-row>
        <table:table-row table:style-name="QueryStrings.2">
          <table:table-cell table:style-name="QueryStrings.A1" office:value-type="string">
            <text:p text:style-name="P4">orderby</text:p>
          </table:table-cell>
          <table:table-cell table:style-name="QueryStrings.A1" office:value-type="string">
            <text:p text:style-name="P4">op<text:span text:style-name="T6">c</text:span>ional</text:p>
          </table:table-cell>
          <table:table-cell table:style-name="QueryStrings.A1" office:value-type="string">
            <text:p text:style-name="P4">Ordena el listado de pedidos. </text:p>
            <text:p text:style-name="P4">Valores admitidos:</text:p>
            <text:p text:style-name="P4">“fecha”,”estado”,”proveedor”</text:p>
          </table:table-cell>
          <table:table-cell table:style-name="QueryStrings.A1" office:value-type="string">
            <text:p text:style-name="P4">String</text:p>
          </table:table-cell>
        </table:table-row>
        <table:table-row table:style-name="QueryStrings.2">
          <table:table-cell table:style-name="QueryStrings.A1" office:value-type="string">
            <text:p text:style-name="P6">status</text:p>
          </table:table-cell>
          <table:table-cell table:style-name="QueryStrings.A1" office:value-type="string">
            <text:p text:style-name="P6">o<text:span text:style-name="T7">ptional</text:span></text:p>
          </table:table-cell>
          <table:table-cell table:style-name="QueryStrings.A1" office:value-type="string">
            <text:p text:style-name="P6">Devuelve los pedidos en uno o varios estados determinado. Múltiples estados podrán ser añadidos separados por comas.</text:p>
            <text:p text:style-name="P6">Los valores admitidos son:</text:p>
            <text:p text:style-name="P6">en_proceso, recibido, cancelado</text:p>
          </table:table-cell>
          <table:table-cell table:style-name="QueryStrings.A1" office:value-type="string">
            <text:p text:style-name="P6">array[String]</text:p>
          </table:table-cell>
        </table:table-row>
      </table:table>
      <text:list xml:id="list161443705969720" text:continue-numbering="true" text:style-name="L1">
        <text:list-item>
          <text:list>
            <text:list-header>
              <text:p text:style-name="P12"/>
            </text:list-header>
          </text:list>
        </text:list-item>
        <text:list-item>
          <text:p text:style-name="P11">/pedido/{id}</text:p>
          <text:list>
            <text:list-item>
              <text:p text:style-name="P11">Obtiene el pedido de una ID determinada</text:p>
            </text:list-item>
            <text:list-item>
              <text:p text:style-name="P30">Si no existe <text:span text:style-name="T19">(el codigo del pedido es 0)</text:span>, devuelve 404 Not found</text:p>
            </text:list-item>
            <text:list-item>
              <text:p text:style-name="P11">ref RD3, <text:span text:style-name="T3">RI4, RI2</text:span></text:p>
            </text:list-item>
          </text:list>
        </text:list-item>
        <text:list-item>
          <text:p text:style-name="P7"><text:span text:style-name="T14">/</text:span><text:span text:style-name="T15">LineasPedido</text:span><text:span text:style-name="T16">?</text:span><text:span text:style-name="T15">codigoPedido={idPedido}</text:span></text:p>
          <text:list>
            <text:list-item>
              <text:p text:style-name="P11">Obtiene todas las líneas de pedido de un pedido determinado </text:p>
            </text:list-item>
            <text:list-item>
              <text:p text:style-name="P31">Si no devuelve nada se considera 404 Not found</text:p>
            </text:list-item>
            <text:list-item>
              <text:p text:style-name="P11">código de ref RD2</text:p>
            </text:list-item>
          </text:list>
        </text:list-item>
        <text:list-item>
          <text:p text:style-name="P11">/LineasPedido?codigoProducto=<text:span text:style-name="T18">{idProducto}</text:span>&amp;codigoPedido=<text:span text:style-name="T18">{idPedido}</text:span></text:p>
          <text:list>
            <text:list-item>
              <text:p text:style-name="P11">Obtiene la línea de pedido correspondiente a un producto determinado de un pedido determinado por su ID</text:p>
            </text:list-item>
            <text:list-item>
              <text:p text:style-name="P11">ref RD2</text:p>
            </text:list-item>
          </text:list>
        </text:list-item>
        <text:list-item>
          <text:p text:style-name="P11">/<text:span text:style-name="T3">proveedor</text:span></text:p>
          <text:list>
            <text:list-item>
              <text:p text:style-name="P16">Obtiene la lista de <text:span text:style-name="T4">todos los </text:span>proveedores</text:p>
            </text:list-item>
            <text:list-item>
              <text:p text:style-name="P16">ref RI5</text:p>
            </text:list-item>
          </text:list>
        </text:list-item>
        <text:list-item>
          <text:p text:style-name="P16">/<text:span text:style-name="T4">producto</text:span></text:p>
          <text:list>
            <text:list-item>
              <text:p text:style-name="P17">Obtiene la lista de todos los productos</text:p>
            </text:list-item>
            <text:list-item>
              <text:p text:style-name="P17">ref RI7</text:p>
            </text:list-item>
          </text:list>
        </text:list-item>
      </text:list>
      <text:p text:style-name="P3"/>
      <text:p text:style-name="P2">PUT</text:p>
      <text:list xml:id="list296041369" text:style-name="L2">
        <text:list-item>
          <text:p text:style-name="P9">/<text:span text:style-name="T1">pedido/{id}</text:span></text:p>
          <text:list>
            <text:list-item>
              <text:p text:style-name="P13">Actualiza el pedido </text:p>
            </text:list-item>
            <text:list-item>
              <text:p text:style-name="P13">ref RD3, <text:span text:style-name="T2">RF3, RF8, RI4</text:span></text:p>
            </text:list-item>
          </text:list>
        </text:list-item>
        <text:list-item>
          <text:p text:style-name="P14">LineasPedido?codigoProducto=<text:span text:style-name="T18">{idProducto}</text:span>&amp;codigoPedido=<text:span text:style-name="T18">{idPedido}</text:span></text:p>
          <text:list>
            <text:list-item>
              <text:p text:style-name="P18">Actualiza la linea de pedido correspondiente a un ID de producto determinado</text:p>
            </text:list-item>
            <text:list-item>
              <text:p text:style-name="P18">ref RD2, RF3</text:p>
            </text:list-item>
          </text:list>
        </text:list-item>
      </text:list>
      <text:p text:style-name="P2">POST</text:p>
      <text:list xml:id="list2027017142" text:style-name="L3">
        <text:list-item>
          <text:p text:style-name="P32">/<text:span text:style-name="T1">pedido</text:span></text:p>
          <text:list>
            <text:list-item>
              <text:p text:style-name="P15">Inserta pedido nuevo</text:p>
            </text:list-item>
            <text:list-item>
              <text:p text:style-name="P28">se le pasa List&lt;clsLineaPedido&gt;</text:p>
            </text:list-item>
            <text:list-item>
              <text:p text:style-name="P15">código de referencia RD1, <text:span text:style-name="T2">RD3, RF2</text:span></text:p>
            </text:list-item>
            <text:list-item>
              <text:p text:style-name="P20">Peticion CREAR -</text:p>
              <text:p text:style-name="P20">POST /pedido<text:tab/> HTTP/ 1,1</text:p>
              <text:p text:style-name="P20"><text:soft-page-break/>Accept: application/json</text:p>
              <text:p text:style-name="P20">Content-Type: application/book-diff+json</text:p>
            </text:list-item>
          </text:list>
        </text:list-item>
      </text:list>
      <text:p text:style-name="P23"/>
      <text:p text:style-name="P23">[<text:line-break/><text:tab/>{<text:line-break/><text:tab/><text:tab/>"codigoProducto": 1,<text:line-break/><text:tab/><text:tab/>"codigoPedido" : 0,<text:tab/>//<text:span text:style-name="T20">es cero porque se va a crear </text:span><text:line-break/><text:tab/><text:tab/>"cantidad" : 4,<text:line-break/><text:tab/><text:tab/>"precioUnitario" : 1.5,<text:line-break/><text:tab/><text:tab/>"divisa" : "Euros"<text:line-break/><text:tab/><text:tab/><text:line-break/><text:tab/>},<text:line-break/><text:tab/><text:tab/>{<text:line-break/><text:tab/><text:tab/>"codigoProducto": 2,<text:line-break/><text:tab/><text:tab/>"codigoPedido" : 0,<text:line-break/><text:tab/><text:tab/>"cantidad" : 4,<text:line-break/><text:tab/><text:tab/>"precioUnitario" : 1.5,<text:line-break/><text:tab/><text:tab/>"divisa" : "Euros"<text:line-break/><text:tab/><text:tab/><text:line-break/><text:tab/>}<text:line-break/><text:tab/>]</text:p>
      <text:p text:style-name="P23"/>
      <text:list xml:id="list161443816400397" text:continue-numbering="true" text:style-name="L3">
        <text:list-item>
          <text:list>
            <text:list-item>
              <text:p text:style-name="P35"><text:span text:style-name="T9">Respuesta </text:span><text:span text:style-name="T10">exitosa </text:span><text:span text:style-name="T9">para CREAR con POST </text:span><text:span text:style-name="T12">(devuelve el objeto tipo pedido en JSON)</text:span></text:p>
              <text:list>
                <text:list-item>
                  <text:p text:style-name="P20">HTTP/1.1 201 Created</text:p>
                  <text:p text:style-name="P20"/>
                  <text:p text:style-name="P20">Content-Type: application/json;charset=utf-8</text:p>
                  <text:p text:style-name="P20"/>
                  <text:p text:style-name="P20">{</text:p>
                  <text:p text:style-name="P20">“codigo”: “1”,</text:p>
                  <text:p text:style-name="P20">“estado”:”EN_PROCESO”,</text:p>
                  <text:p text:style-name="P20">“fechaPedido”:”21032015”</text:p>
                  <text:p text:style-name="P20">“fechaRecepcion”:””</text:p>
                  <text:p text:style-name="P20">}</text:p>
                </text:list-item>
                <text:list-item>
                  <text:p text:style-name="P24">HTTP /1,1 400 Bad request</text:p>
                </text:list-item>
              </text:list>
            </text:list-item>
          </text:list>
        </text:list-item>
        <text:list-item>
          <text:p text:style-name="P33">/<text:span text:style-name="T2">pedido/{id}/lineaPedido</text:span></text:p>
          <text:list>
            <text:list-item>
              <text:p text:style-name="P19">Inserta una linea de pedido nueva en un pedido de una ID determinada</text:p>
            </text:list-item>
            <text:list-item>
              <text:p text:style-name="P19">ref RD2</text:p>
            </text:list-item>
            <text:list-item>
              <text:p text:style-name="P21">Peticion CREAR -</text:p>
              <text:p text:style-name="P21">POST /<text:span text:style-name="T2">lineaPedido</text:span><text:tab/> HTTP/ 1,1</text:p>
              <text:p text:style-name="P21">Accept: application/json</text:p>
              <text:p text:style-name="P21">Content-Type: application/book-diff+json</text:p>
              <text:p text:style-name="P21">{</text:p>
              <text:list>
                <text:list-header>
                  <text:p text:style-name="P36"><text:span text:style-name="T9">“c</text:span><text:span text:style-name="T10">odigoProducto</text:span><text:span text:style-name="T9">”:”1</text:span><text:span text:style-name="T11">23</text:span><text:span text:style-name="T9">”,</text:span></text:p>
                  <text:p text:style-name="P36"><text:span text:style-name="T9">“c</text:span><text:span text:style-name="T10">odigoPedido</text:span><text:span text:style-name="T9">”:”1</text:span><text:span text:style-name="T11">0000</text:span><text:span text:style-name="T9">”,</text:span></text:p>
                  <text:p text:style-name="P36"><text:span text:style-name="T9">“c</text:span><text:span text:style-name="T10">antidad</text:span><text:span text:style-name="T9">”:”</text:span><text:span text:style-name="T11">5</text:span><text:span text:style-name="T9">”,</text:span></text:p>
                  <text:p text:style-name="P36"><text:span text:style-name="T9">“</text:span><text:span text:style-name="T10">precioUnitario”:”1,5”,</text:span></text:p>
                  <text:p text:style-name="P36"><text:span text:style-name="T10">“</text:span><text:span text:style-name="T13">divisa”:”euro”</text:span></text:p>
                </text:list-header>
              </text:list>
              <text:p text:style-name="P21">}</text:p>
            </text:list-item>
            <text:list-item>
              <text:p text:style-name="P37"><text:span text:style-name="T9">Respuesta </text:span><text:span text:style-name="T10">exitosa </text:span><text:span text:style-name="T9">para CREAR con POST </text:span><text:span text:style-name="T12">(devuelve el objeto tipo lineaPedido en JSON)</text:span></text:p>
              <text:list>
                <text:list-item>
                  <text:p text:style-name="P21">HTTP/1.1 201 Created</text:p>
                  <text:p text:style-name="P21"/>
                  <text:p text:style-name="P21"><text:soft-page-break/>Content-Type: application/json;charset=utf-8</text:p>
                  <text:p text:style-name="P21"/>
                  <text:p text:style-name="P21">{</text:p>
                  <text:p text:style-name="P38"><text:span text:style-name="T9">“c</text:span><text:span text:style-name="T10">odigoProducto</text:span><text:span text:style-name="T9">”:”1</text:span><text:span text:style-name="T11">23</text:span><text:span text:style-name="T9">”,</text:span></text:p>
                  <text:p text:style-name="P38"><text:span text:style-name="T9">“c</text:span><text:span text:style-name="T10">odigoPedido</text:span><text:span text:style-name="T9">”:”1</text:span><text:span text:style-name="T11">0000</text:span><text:span text:style-name="T9">”,</text:span></text:p>
                  <text:p text:style-name="P38"><text:span text:style-name="T9">“c</text:span><text:span text:style-name="T10">antidad</text:span><text:span text:style-name="T9">”:”</text:span><text:span text:style-name="T11">5</text:span><text:span text:style-name="T9">”,</text:span></text:p>
                  <text:p text:style-name="P22">“<text:span text:style-name="T8">precioUnitario”:”1,5”,</text:span></text:p>
                  <text:p text:style-name="P25">“divisa”:”euro”</text:p>
                  <text:p text:style-name="P21">}</text:p>
                </text:list-item>
                <text:list-item>
                  <text:p text:style-name="P24">HTTP /1,1 400 Bad request</text:p>
                </text:list-item>
              </text:list>
            </text:list-item>
          </text:list>
        </text:list-item>
      </text:list>
      <text:p text:style-name="P3"/>
      <text:p text:style-name="P2">DELETE </text:p>
      <text:list xml:id="list3872313534" text:style-name="L4">
        <text:list-item>
          <text:p text:style-name="P10">/<text:span text:style-name="T5">pedido/{id}/lineaPedido/{idProducto}</text:span></text:p>
          <text:list>
            <text:list-item>
              <text:p text:style-name="P26">Elimina una linea de pedido referida a un producto determinado en un pedido de ID determinada</text:p>
            </text:list-item>
            <text:list-item>
              <text:p text:style-name="P26">ref RD2</text:p>
            </text:list-item>
            <text:list-item>
              <text:p text:style-name="P27">#Respuesta si no existe</text:p>
              <text:p text:style-name="P27">HTTP/1.1 404 Not Found</text:p>
              <text:p text:style-name="P27">#Fin Respuesta</text:p>
              <text:p text:style-name="P27"/>
            </text:list-item>
            <text:list-item>
              <text:p text:style-name="P27">#Respuesta <text:span text:style-name="T17">exitosa</text:span></text:p>
              <text:p text:style-name="P27">HTTP/1.1 204 No Content</text:p>
              <text:p text:style-name="P27">#Fin Respuesta</text:p>
            </text:list-item>
          </text:list>
        </text:list-item>
        <text:list-item>
          <text:p text:style-name="P34">No se permite la operación DELETE sobre pedid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6:38:17.714000000</meta:creation-date>
    <dc:date>2020-02-16T16:14:04.520000000</dc:date>
    <meta:editing-duration>PT2H6M19S</meta:editing-duration>
    <meta:editing-cycles>27</meta:editing-cycles>
    <meta:generator>LibreOffice/6.4.0.3$Windows_X86_64 LibreOffice_project/b0a288ab3d2d4774cb44b62f04d5d28733ac6df8</meta:generator>
    <meta:document-statistic meta:table-count="1" meta:image-count="0" meta:object-count="0" meta:page-count="3" meta:paragraph-count="108" meta:word-count="476" meta:character-count="2959" meta:non-whitespace-character-count="2632"/>
  </office:meta>
</office:document-meta>
</file>